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5f9e8" style:font-weight-asian="normal" style:font-weight-complex="normal"/>
    </style:style>
    <style:style style:name="P2" style:family="paragraph" style:parent-style-name="Standard">
      <style:text-properties fo:font-weight="normal" officeooo:paragraph-rsid="001a8ad4" style:font-weight-asian="normal" style:font-weight-complex="normal"/>
    </style:style>
    <style:style style:name="P3" style:family="paragraph" style:parent-style-name="Standard">
      <style:text-properties fo:font-weight="normal" officeooo:paragraph-rsid="001d1283" style:font-weight-asian="normal" style:font-weight-complex="normal"/>
    </style:style>
    <style:style style:name="P4" style:family="paragraph" style:parent-style-name="Standard">
      <style:text-properties fo:font-weight="normal" officeooo:paragraph-rsid="001f685b" style:font-weight-asian="normal" style:font-weight-complex="normal"/>
    </style:style>
    <style:style style:name="P5" style:family="paragraph" style:parent-style-name="Standard">
      <style:text-properties fo:font-weight="normal" officeooo:paragraph-rsid="002138f3" style:font-weight-asian="normal" style:font-weight-complex="normal"/>
    </style:style>
    <style:style style:name="P6" style:family="paragraph" style:parent-style-name="Standard">
      <style:text-properties fo:font-weight="bold" officeooo:paragraph-rsid="0015f9e8" style:font-weight-asian="bold" style:font-weight-complex="bold"/>
    </style:style>
    <style:style style:name="T1" style:family="text">
      <style:text-properties officeooo:rsid="000bc205"/>
    </style:style>
    <style:style style:name="T2" style:family="text">
      <style:text-properties officeooo:rsid="000d5970"/>
    </style:style>
    <style:style style:name="T3" style:family="text">
      <style:text-properties officeooo:rsid="000e457f"/>
    </style:style>
    <style:style style:name="T4" style:family="text">
      <style:text-properties officeooo:rsid="000ce04e"/>
    </style:style>
    <style:style style:name="T5" style:family="text">
      <style:text-properties officeooo:rsid="00138d19"/>
    </style:style>
    <style:style style:name="T6" style:family="text">
      <style:text-properties officeooo:rsid="0015f9e8"/>
    </style:style>
    <style:style style:name="T7" style:family="text">
      <style:text-properties officeooo:rsid="0016e34f"/>
    </style:style>
    <style:style style:name="T8" style:family="text">
      <style:text-properties officeooo:rsid="00177358"/>
    </style:style>
    <style:style style:name="T9" style:family="text">
      <style:text-properties officeooo:rsid="0018dc36"/>
    </style:style>
    <style:style style:name="T10" style:family="text">
      <style:text-properties officeooo:rsid="001a8ad4"/>
    </style:style>
    <style:style style:name="T11" style:family="text">
      <style:text-properties officeooo:rsid="001afe99"/>
    </style:style>
    <style:style style:name="T12" style:family="text">
      <style:text-properties officeooo:rsid="001bdf1e"/>
    </style:style>
    <style:style style:name="T13" style:family="text">
      <style:text-properties officeooo:rsid="001d1283"/>
    </style:style>
    <style:style style:name="T14" style:family="text">
      <style:text-properties officeooo:rsid="001f10c6"/>
    </style:style>
    <style:style style:name="T15" style:family="text">
      <style:text-properties officeooo:rsid="001f685b"/>
    </style:style>
    <style:style style:name="T16" style:family="text">
      <style:text-properties officeooo:rsid="002138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</text:p>
      <text:p text:style-name="P1"><text:span text:style-name="T6">Blutrausch</text:span></text:p>
      <text:p text:style-name="P1"/>
      <text:p text:style-name="P6">Bedingung</text:p>
      <text:p text:style-name="P1"><text:span text:style-name="T6">Das letzte Auftragsziel des Auftrags „Metzelei“ wird abgeschlossen.</text:span></text:p>
      <text:p text:style-name="P4"><text:span text:style-name="T15"/></text:p>
      <text:p text:style-name="P6">Ablauf</text:p>
      <text:p text:style-name="P1"><text:span text:style-name="T2">Ausblendung.</text:span></text:p>
      <text:p text:style-name="P1"><text:span text:style-name="T3">Tageszeit 24:00 Uhr.</text:span></text:p>
      <text:p text:style-name="P1"><text:span text:style-name="T6">Überall liegen die Leichen der getöteten Kultmitglieder.</text:span></text:p>
      <text:p text:style-name="P1"><text:span text:style-name="T6">Die Drachentöterin steht vor der Leiche des Diakon der Finsternis.</text:span></text:p>
      <text:p text:style-name="P1"><text:span text:style-name="T6">Animation „Spell“.</text:span></text:p>
      <text:p text:style-name="P1"><text:span text:style-name="T6">Drachentöterin: „Ver</text:span><text:span text:style-name="T11">fluchte Missgeburt</text:span><text:span text:style-name="T6">!“</text:span></text:p>
      <text:p text:style-name="P1"><text:span text:style-name="T6">Sie wendet sich dem hinter ihr stehenden Charakter zu.</text:span></text:p>
      <text:p text:style-name="P1"><text:span text:style-name="T6">Drachentöterin: „Wie ich höre, sollen diese Kultanhänger hier im Grenzland wieder immer öfter auftauchen. Ihr Kult wurde vernichtet und der Anführer, Deranor, vertrieben. </text:span><text:span text:style-name="T12">Es scheint mir, </text:span><text:span text:style-name="T6">sie haben mit den Dunkelelfen und Orks im Pakt geschlossen.“</text:span></text:p>
      <text:p text:style-name="P3"><text:span text:style-name="T13">Drachentöterin: „Ein Glück, dass wir sie vernichtet haben, bevor sie von hier aus operieren konnten.“</text:span></text:p>
      <text:p text:style-name="P1"><text:span text:style-name="T6">Drachentöterin: „</text:span><text:span text:style-name="T7">Lasst mich etwas </text:span><text:span text:style-name="T14">Licht </text:span><text:span text:style-name="T7">ins </text:span><text:span text:style-name="T14">Dunkel</text:span><text:span text:style-name="T7"> bringen. Ich bin Beauftragte de</text:span><text:span text:style-name="T8">s Kreises der Elemente, dem Rat der obersten Magier der Hochelfen. </text:span><text:span text:style-name="T9">Der Kreis will über eine mögliche Invasion ins Königreich der Menschen Bescheid wissen.“</text:span></text:p>
      <text:p text:style-name="P2"><text:span text:style-name="T10">Drachentöterin: „Ich werde nach Holzbruck aufbrechen, um nach dem Kult Ausschau zu halten. Er könnte sich zu einem gefährlichen Feind entwickeln.“</text:span></text:p>
      <text:p text:style-name="P5"><text:span text:style-name="T16">Drachentöterin: „Habt Dank für eure Hilfe! Ich werde es nicht vergessen. Hier nehmt diese Geschenke als Zeichen meiner Dankbarkeit.“</text:span></text:p>
      <text:p text:style-name="P5"><text:span text:style-name="T16"/></text:p>
      <text:p text:style-name="P5"><text:span text:style-name="T16">Die Drachentöterin teleportiert sich weg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11-03-06T13:26:21</meta:creation-date>
    <meta:generator>OpenOffice.org/3.2$Linux OpenOffice.org_project/320m19$Build-9505</meta:generator>
    <dc:date>2011-03-06T13:59:50</dc:date>
    <dc:creator>Tamino Dauth</dc:creator>
    <meta:editing-duration>PT00H33M29S</meta:editing-duration>
    <meta:editing-cycles>11</meta:editing-cycles>
    <meta:document-statistic meta:table-count="0" meta:image-count="0" meta:object-count="0" meta:page-count="1" meta:paragraph-count="18" meta:word-count="186" meta:character-count="1266"/>
  </office:meta>
</office:document-meta>
</file>